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ec7d9" officeooo:paragraph-rsid="000ec7d9"/>
    </style:style>
    <style:style style:name="P2" style:family="paragraph" style:parent-style-name="Text_20_body">
      <style:paragraph-properties fo:text-align="justify" style:justify-single-word="false"/>
      <style:text-properties officeooo:rsid="000ec7d9" officeooo:paragraph-rsid="000f4864"/>
    </style:style>
    <style:style style:name="P3" style:family="paragraph" style:parent-style-name="Text_20_body">
      <style:paragraph-properties fo:text-align="justify" style:justify-single-word="false"/>
      <style:text-properties officeooo:rsid="000f4864" officeooo:paragraph-rsid="000f4864"/>
    </style:style>
    <style:style style:name="T1" style:family="text">
      <style:text-properties officeooo:rsid="000f48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uesta de trabajo final</text:h>
      <text:p text:style-name="P2">Mi proyecto consiste en un servicio online que muestra la carta del restaurante, genera la cuenta, pedir los platos que quieren y permite al cliente del restaurante filtrar en el menú aquellos ingredientes el cual no desee o es alérgico. Por ejemplo un usuario de la web es alérgico al cacahuete, con esta aplicación web puede marcar en el buscador que no quiere platos que contenga dicho ingrediente y el programa así lo hará. Este servicio es una suscripción anual que su principal mercado son los restaurantes de gama baja y media, principalmente en aquellas zonas donde hay mucho turismo. </text:p>
      <text:p text:style-name="P2">Principalmente la competencia de mi empresa son los mismos camareros de los restaurantes, una carta que este online en la nube y que se descargue, por ultimó podrían ser posibles competidores aquellos servicios como <text:span text:style-name="T1">"</text:span>just eat<text:span text:style-name="T1">"</text:span> o <text:span text:style-name="T1">"</text:span>globo<text:span text:style-name="T1">"</text:span>. </text:p>
      <text:p text:style-name="P3">La diferencia que tengo con la competencia es la velocidad con la que se puede filtrar y pedir las cosas. Mientras que un camarero normal tiene que apuntar todo lo que pide los clientes y estos pueden varias de opinión mientras que piden, en mi aplicación en todo momento los clientes pueden controlar lo que piden y lo que no. También se gana bastante tiempo ya que mientras que un camarero tiene que escuchar lo que desea el cliente, ir a cocina, preguntar y volver, en mi aplicación directamente con un click lo tiene todo en cuestión de milisegundos. Por ultimó una ventaja de mi servicio frente a la competencia es que por un precio asequible puede hacer el trabajo de un camarero más rápido, si bien es cierto que no lleva el plato, si son los clientes aquellos que se gestionan solo, los camareros se pueden centrar exclusivamente de llevar los platos y haciendo así que el empresario necesite menos manos de ob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10T19:10:24.155000000</dc:date>
    <meta:editing-duration>PT8M47S</meta:editing-duration>
    <meta:editing-cycles>1</meta:editing-cycles>
    <meta:generator>LibreOffice/7.1.2.2$Windows_X86_64 LibreOffice_project/8a45595d069ef5570103caea1b71cc9d82b2aae4</meta:generator>
    <meta:document-statistic meta:table-count="0" meta:image-count="0" meta:object-count="0" meta:page-count="1" meta:paragraph-count="4" meta:word-count="306" meta:character-count="1778" meta:non-whitespace-character-count="1474"/>
  </office:meta>
</office:document-meta>
</file>